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master-page-name="">
      <style:paragraph-properties fo:margin-left="1.27cm" fo:margin-right="0cm" fo:text-indent="0cm" style:auto-text-indent="false" style:page-number="auto"/>
      <style:text-properties style:text-underline-style="none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text-underline-style="non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6" style:family="paragraph" style:parent-style-name="Standard" style:list-style-name="L2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fo:margin-left="1.296cm" fo:margin-right="0cm" fo:text-indent="0cm" style:auto-text-indent="false" style:page-number="auto"/>
      <style:text-properties style:text-underline-style="none"/>
    </style:style>
    <style:style style:name="P8" style:family="paragraph" style:parent-style-name="Standard">
      <style:paragraph-properties fo:margin-left="1.296cm" fo:margin-right="0cm" fo:text-indent="0cm" style:auto-text-indent="false"/>
      <style:text-properties style:text-underline-style="none"/>
    </style:style>
    <style:style style:name="P9" style:family="paragraph" style:parent-style-name="Standard">
      <style:paragraph-properties fo:margin-left="-0.026cm" fo:margin-right="0cm" fo:text-indent="0cm" style:auto-text-indent="false"/>
      <style:text-properties style:text-underline-style="none"/>
    </style:style>
    <style:style style:name="P10" style:family="paragraph" style:parent-style-name="Standard" style:list-style-name="L3" style:master-page-name="">
      <style:paragraph-properties fo:margin-left="-0.026cm" fo:margin-right="0cm" fo:text-indent="0cm" style:auto-text-indent="false" style:page-number="auto"/>
      <style:text-properties style:text-underline-style="none"/>
    </style:style>
    <style:style style:name="P11" style:family="paragraph" style:parent-style-name="Standard" style:master-page-name="">
      <style:paragraph-properties fo:margin-left="1.217cm" fo:margin-right="0cm" fo:text-indent="0cm" style:auto-text-indent="false" style:page-number="auto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óvenes a programar – Desarrollo Web, Grupo 14 – Paula Santellán.</text:p>
      <text:p text:style-name="Standard"/>
      <text:p text:style-name="Standard">Proyecto final.</text:p>
      <text:p text:style-name="Standard"><text:span text:style-name="T1"/></text:p>
      <text:p text:style-name="Standard"><text:span text:style-name="T2">1) <text:s text:c="8"/></text:span><text:span text:style-name="T1">Metodología de trabajo.</text:span></text:p>
      <text:p text:style-name="P1"/>
      <text:p text:style-name="P2">Trabajé individualmente, pero con ayuda de profesores, compañeros y familiares.</text:p>
      <text:p text:style-name="P3"/>
      <text:p text:style-name="P3"/>
      <text:list xml:id="list5416473395235901671" text:style-name="L2">
        <text:list-item>
          <text:p text:style-name="P6">Definición de maquetado y estilos.</text:p>
        </text:list-item>
      </text:list>
      <text:p text:style-name="P5"/>
      <text:p text:style-name="P7">Intenté basarme en otras páginas web del rubro de mi “negocio” (librerías), al menos para algunos sectores. Saqué imágenes e ideas de artículos de Internet para llenar mi página.</text:p>
      <text:p text:style-name="P8"/>
      <text:p text:style-name="P8"/>
      <text:list xml:id="list1053719202869104056" text:style-name="L3">
        <text:list-item>
          <text:p text:style-name="P10"><text:span text:style-name="T1">Problemas a los que me enfrenté.</text:span></text:p>
        </text:list-item>
      </text:list>
      <text:p text:style-name="P9"><text:span text:style-name="T1"/></text:p>
      <text:p text:style-name="P11">Necesité ayuda de profesores para algunos detalles de maquetado y estilos (como el uso de Flexbox); y de compañeros y familiares para las funcionalidades de la página (nunca pude aprender a usar bien JavaScript, salvo para cosas sumamente básicas y que no sumaban en nada a la tienda). </text:p>
      <text:p text:style-name="P4"/>
      <text:p text:style-name="P4"/>
      <text:p text:style-name="P4"><text:s text:c="6"/></text:p>
      <text:p text:style-name="P4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a Santellán</meta:initial-creator>
    <meta:creation-date>2017-12-01T19:19:34.56</meta:creation-date>
    <meta:document-statistic meta:table-count="0" meta:image-count="0" meta:object-count="0" meta:page-count="1" meta:paragraph-count="10" meta:word-count="117" meta:character-count="741"/>
    <dc:date>2017-12-01T20:36:06.69</dc:date>
    <dc:creator>Paula Santellán</dc:creator>
    <meta:editing-duration>PT28M50S</meta:editing-duration>
    <meta:editing-cycles>1</meta:editing-cycles>
    <meta:generator>OpenOffice/4.1.3$Win32 OpenOffice.org_project/413m1$Build-9783</meta:generator>
  </office:meta>
</office:document-meta>
</file>